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05c" officeooo:paragraph-rsid="001c5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pman Trial</text:p>
      <text:p text:style-name="P1"/>
      <text:p text:style-name="P1">This is a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04:18.462679559</meta:creation-date>
    <dc:date>2017-10-31T10:05:24.312078455</dc:date>
    <meta:editing-duration>PT1H1M6S</meta:editing-duration>
    <meta:editing-cycles>1</meta:editing-cycles>
    <meta:document-statistic meta:table-count="0" meta:image-count="0" meta:object-count="0" meta:page-count="1" meta:paragraph-count="2" meta:word-count="6" meta:character-count="30" meta:non-whitespace-character-count="26"/>
    <meta:generator>LibreOffice/5.1.6.2$Linux_X86_64 LibreOffice_project/10m0$Build-2</meta:generator>
  </office:meta>
</office:document-meta>
</file>